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officeooo:rsid="0017d5ec" officeooo:paragraph-rsid="0017d5ec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fo:font-weight="bold" officeooo:rsid="0017d5ec" officeooo:paragraph-rsid="0017d5ec" style:font-weight-asian="bold" style:font-weight-complex="bold"/>
    </style:style>
    <style:style style:name="P3" style:family="paragraph" style:parent-style-name="Standard">
      <style:text-properties style:font-name="Times new roman" style:text-underline-style="none" fo:font-weight="normal" officeooo:rsid="0017d5ec" officeooo:paragraph-rsid="0017d5ec" style:font-weight-asian="normal" style:font-weight-complex="normal"/>
    </style:style>
    <style:style style:name="P4" style:family="paragraph" style:parent-style-name="Standard">
      <style:text-properties style:font-name="Times new roman" style:text-underline-style="none" fo:font-weight="normal" officeooo:rsid="0018b505" officeooo:paragraph-rsid="0018b505" style:font-weight-asian="normal" style:font-weight-complex="normal"/>
    </style:style>
    <style:style style:name="P5" style:family="paragraph" style:parent-style-name="Standard">
      <style:text-properties style:font-name="Times new roman" style:text-underline-style="none" fo:font-weight="normal" officeooo:rsid="001a578f" officeooo:paragraph-rsid="001a578f" style:font-weight-asian="normal" style:font-weight-complex="normal"/>
    </style:style>
    <style:style style:name="P6" style:family="paragraph" style:parent-style-name="Standard">
      <style:text-properties style:font-name="Times new roman" style:text-underline-style="none" fo:font-weight="normal" officeooo:rsid="001a9dfd" officeooo:paragraph-rsid="001a9dfd" style:font-weight-asian="normal" style:font-weight-complex="normal"/>
    </style:style>
    <style:style style:name="P7" style:family="paragraph" style:parent-style-name="Standard">
      <style:text-properties style:font-name="Times new roman" style:text-underline-style="none" fo:font-weight="normal" officeooo:rsid="001c6339" officeooo:paragraph-rsid="001c6339" style:font-weight-asian="normal" style:font-weight-complex="normal"/>
    </style:style>
    <style:style style:name="T1" style:family="text">
      <style:text-properties officeooo:rsid="001a9dfd"/>
    </style:style>
    <style:style style:name="T2" style:family="text">
      <style:text-properties officeooo:rsid="001c6339"/>
    </style:style>
    <style:style style:name="T3" style:family="text">
      <style:text-properties officeooo:rsid="001db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Ian Coffey (m261194)</text:p>
      <text:p text:style-name="P1"/>
      <text:p text:style-name="P2">Part 2 Questions:</text:p>
      <text:p text:style-name="P3"/>
      <text:p text:style-name="P3">1) How many times does your program stop at breakpoint location Q1?</text:p>
      <text:p text:style-name="P3"/>
      <text:p text:style-name="P4">9 times</text:p>
      <text:p text:style-name="P3"/>
      <text:p text:style-name="P3">2) What is the string stored in memory beginning at the address contained in rsp when the program stops at breakpoint location Q2? What are the hex values of the 8 bytes stored in memory beginning at the address contained in rsp (provide your answer as a space separated list of 2-digit hex values, e.g., 12 34 56 78 9a bc de f0)?</text:p>
      <text:p text:style-name="P3"/>
      <text:p text:style-name="P5">The string stored is “Eb|Q.7[“ and the hex values stored are (<text:span text:style-name="T2">45 62 7c 51 2e 5b 00</text:span>)</text:p>
      <text:p text:style-name="P3"/>
      <text:p text:style-name="P3">3) When the program stops at breakpoint location Q3, what is the hex value contained in the ebx register?</text:p>
      <text:p text:style-name="P3"/>
      <text:p text:style-name="P7">0xd20d20d3</text:p>
      <text:p text:style-name="P3"/>
      <text:p text:style-name="P3">4) When the program stops at breakpoint location Q4, what are the hex values of the 8 bytes stored in memory beginning at the address contained in rsp (provide your answer as a space separated list of 2-digit hex values, e.g., 12 34 56 78 9a bc de f0)?</text:p>
      <text:p text:style-name="P3"/>
      <text:p text:style-name="P6">1b 70 af 80 da a3 aa 00</text:p>
      <text:p text:style-name="P3"/>
      <text:p text:style-name="P3">5) When the program stops at breakpoint location Q5, what are the hex values of the 8 bytes stored in memory beginning at the address contained in rsp (provide your answer as a space separated list of 2-digit hex values, e.g., 12 34 56 78 9a bc de f0)?</text:p>
      <text:p text:style-name="P3"/>
      <text:p text:style-name="P7">7b 6e 89 8f 82 2e 69 00</text:p>
      <text:p text:style-name="P3"/>
      <text:p text:style-name="P3">6) When the program stops at breakpoint location Q6, what is the hex value contained in the rax register?</text:p>
      <text:p text:style-name="P3"/>
      <text:p text:style-name="P7">0xfffffffffffffff2</text:p>
      <text:p text:style-name="P3"/>
      <text:p text:style-name="P3">7) When the program stops at breakpoint location Q7, what is the hex value contained in the rip register?</text:p>
      <text:p text:style-name="P3"/>
      <text:p text:style-name="P7">0x<text:span text:style-name="T3">3c</text:span></text:p>
      <text:p text:style-name="P3"/>
      <text:p text:style-name="P3">8) What is the output of the program (you may include the username that you entered if you wish, though it is not, strictly speaking, output)?</text:p>
      <text:p text:style-name="P3"/>
      <text:p text:style-name="P7">picDCTF{1_h0pe_y0u_c0mP1l3d_tH15_3205858729}</text:p>
      <text:p text:style-name="P7">LhOgJiPiCiOcJg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9:12:25.674602830</meta:creation-date>
    <dc:date>2025-01-21T20:15:27.365110300</dc:date>
    <meta:editing-duration>PT20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304" meta:character-count="1627" meta:non-whitespace-character-count="1342"/>
  </office:meta>
</office:document-meta>
</file>